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traPhermonePerIteration 0.000001" table:style-name="ta1">
        <table:shapes>
          <draw:frame draw:z-index="0" draw:style-name="gr1" draw:text-style-name="P1" svg:width="159.99mm" svg:height="89.99mm" svg:x="13.66mm" svg:y="73.24mm">
            <loext:p draw:notify-on-update-of-ranges="'ExtraPhermonePerIteration 0.000001'.B2:'ExtraPhermonePerIteration 0.000001'.B16 'ExtraPhermonePerIteration 0.000001'.A2:'ExtraPhermonePerIteration 0.000001'.A16 'ExtraPhermonePerIteration 0.000001'.D2:'ExtraPhermonePerIteration 0.000001'.D16 'ExtraPhermonePerIteration 0.000001'.C2:'ExtraPhermonePerIteration 0.000001'.C16 'ExtraPhermonePerIteration 0.000001'.F2:'ExtraPhermonePerIteration 0.000001'.F16 'ExtraPhermonePerIteration 0.000001'.E2:'ExtraPhermonePerIteration 0.000001'.E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</table:table-row>
        <table:table-row table:style-name="ro1">
          <table:table-cell office:value-type="float" office:value="448606" calcext:value-type="float">
            <text:p>448606</text:p>
          </table:table-cell>
          <table:table-cell office:value-type="float" office:value="0" calcext:value-type="float">
            <text:p>0</text:p>
          </table:table-cell>
          <table:table-cell office:value-type="float" office:value="430924" calcext:value-type="float">
            <text:p>430924</text:p>
          </table:table-cell>
          <table:table-cell office:value-type="float" office:value="0" calcext:value-type="float">
            <text:p>0</text:p>
          </table:table-cell>
          <table:table-cell office:value-type="float" office:value="445598" calcext:value-type="float">
            <text:p>445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006" calcext:value-type="float">
            <text:p>418006</text:p>
          </table:table-cell>
          <table:table-cell office:value-type="float" office:value="0" calcext:value-type="float">
            <text:p>0</text:p>
          </table:table-cell>
          <table:table-cell office:value-type="float" office:value="398190" calcext:value-type="float">
            <text:p>398190</text:p>
          </table:table-cell>
          <table:table-cell office:value-type="float" office:value="0" calcext:value-type="float">
            <text:p>0</text:p>
          </table:table-cell>
          <table:table-cell office:value-type="float" office:value="432747" calcext:value-type="float">
            <text:p>432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459" calcext:value-type="float">
            <text:p>415459</text:p>
          </table:table-cell>
          <table:table-cell office:value-type="float" office:value="0" calcext:value-type="float">
            <text:p>0</text:p>
          </table:table-cell>
          <table:table-cell office:value-type="float" office:value="392161" calcext:value-type="float">
            <text:p>392161</text:p>
          </table:table-cell>
          <table:table-cell office:value-type="float" office:value="1" calcext:value-type="float">
            <text:p>1</text:p>
          </table:table-cell>
          <table:table-cell office:value-type="float" office:value="426705" calcext:value-type="float">
            <text:p>4267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4567" calcext:value-type="float">
            <text:p>414567</text:p>
          </table:table-cell>
          <table:table-cell office:value-type="float" office:value="1" calcext:value-type="float">
            <text:p>1</text:p>
          </table:table-cell>
          <table:table-cell office:value-type="float" office:value="386777" calcext:value-type="float">
            <text:p>386777</text:p>
          </table:table-cell>
          <table:table-cell office:value-type="float" office:value="11" calcext:value-type="float">
            <text:p>11</text:p>
          </table:table-cell>
          <table:table-cell office:value-type="float" office:value="424272" calcext:value-type="float">
            <text:p>4242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186" calcext:value-type="float">
            <text:p>414186</text:p>
          </table:table-cell>
          <table:table-cell office:value-type="float" office:value="1" calcext:value-type="float">
            <text:p>1</text:p>
          </table:table-cell>
          <table:table-cell office:value-type="float" office:value="385789" calcext:value-type="float">
            <text:p>385789</text:p>
          </table:table-cell>
          <table:table-cell office:value-type="float" office:value="14" calcext:value-type="float">
            <text:p>14</text:p>
          </table:table-cell>
          <table:table-cell office:value-type="float" office:value="424152" calcext:value-type="float">
            <text:p>424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6583" calcext:value-type="float">
            <text:p>406583</text:p>
          </table:table-cell>
          <table:table-cell office:value-type="float" office:value="1" calcext:value-type="float">
            <text:p>1</text:p>
          </table:table-cell>
          <table:table-cell office:value-type="float" office:value="379813" calcext:value-type="float">
            <text:p>379813</text:p>
          </table:table-cell>
          <table:table-cell office:value-type="float" office:value="17" calcext:value-type="float">
            <text:p>17</text:p>
          </table:table-cell>
          <table:table-cell office:value-type="float" office:value="419686" calcext:value-type="float">
            <text:p>41968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3135" calcext:value-type="float">
            <text:p>403135</text:p>
          </table:table-cell>
          <table:table-cell office:value-type="float" office:value="6" calcext:value-type="float">
            <text:p>6</text:p>
          </table:table-cell>
          <table:table-cell office:value-type="float" office:value="370963" calcext:value-type="float">
            <text:p>370963</text:p>
          </table:table-cell>
          <table:table-cell office:value-type="float" office:value="70" calcext:value-type="float">
            <text:p>70</text:p>
          </table:table-cell>
          <table:table-cell office:value-type="float" office:value="404891" calcext:value-type="float">
            <text:p>4048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96387" calcext:value-type="float">
            <text:p>396387</text:p>
          </table:table-cell>
          <table:table-cell office:value-type="float" office:value="12" calcext:value-type="float">
            <text:p>12</text:p>
          </table:table-cell>
          <table:table-cell office:value-type="float" office:value="370489" calcext:value-type="float">
            <text:p>370489</text:p>
          </table:table-cell>
          <table:table-cell office:value-type="float" office:value="166" calcext:value-type="float">
            <text:p>166</text:p>
          </table:table-cell>
          <table:table-cell office:value-type="float" office:value="403098" calcext:value-type="float">
            <text:p>4030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1798" calcext:value-type="float">
            <text:p>381798</text:p>
          </table:table-cell>
          <table:table-cell office:value-type="float" office:value="13" calcext:value-type="float">
            <text:p>13</text:p>
          </table:table-cell>
          <table:table-cell office:value-type="float" office:value="366737" calcext:value-type="float">
            <text:p>366737</text:p>
          </table:table-cell>
          <table:table-cell office:value-type="float" office:value="258" calcext:value-type="float">
            <text:p>258</text:p>
          </table:table-cell>
          <table:table-cell office:value-type="float" office:value="399338" calcext:value-type="float">
            <text:p>39933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71388" calcext:value-type="float">
            <text:p>371388</text:p>
          </table:table-cell>
          <table:table-cell office:value-type="float" office:value="333" calcext:value-type="float">
            <text:p>333</text:p>
          </table:table-cell>
          <table:table-cell office:value-type="float" office:value="362642" calcext:value-type="float">
            <text:p>362642</text:p>
          </table:table-cell>
          <table:table-cell office:value-type="float" office:value="348" calcext:value-type="float">
            <text:p>348</text:p>
          </table:table-cell>
          <table:table-cell office:value-type="float" office:value="398153" calcext:value-type="float">
            <text:p>39815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69463" calcext:value-type="float">
            <text:p>369463</text:p>
          </table:table-cell>
          <table:table-cell office:value-type="float" office:value="567" calcext:value-type="float">
            <text:p>567</text:p>
          </table:table-cell>
          <table:table-cell office:value-type="float" office:value="362515" calcext:value-type="float">
            <text:p>362515</text:p>
          </table:table-cell>
          <table:table-cell office:value-type="float" office:value="720" calcext:value-type="float">
            <text:p>720</text:p>
          </table:table-cell>
          <table:table-cell office:value-type="float" office:value="387814" calcext:value-type="float">
            <text:p>38781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363661" calcext:value-type="float">
            <text:p>363661</text:p>
          </table:table-cell>
          <table:table-cell office:value-type="float" office:value="1202" calcext:value-type="float">
            <text:p>1202</text:p>
          </table:table-cell>
          <table:table-cell office:value-type="float" office:value="354928" calcext:value-type="float">
            <text:p>354928</text:p>
          </table:table-cell>
          <table:table-cell office:value-type="float" office:value="1053" calcext:value-type="float">
            <text:p>1053</text:p>
          </table:table-cell>
          <table:table-cell office:value-type="float" office:value="384854" calcext:value-type="float">
            <text:p>384854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float" office:value="354929" calcext:value-type="float">
            <text:p>354929</text:p>
          </table:table-cell>
          <table:table-cell office:value-type="float" office:value="3100" calcext:value-type="float">
            <text:p>3100</text:p>
          </table:table-cell>
          <table:table-cell office:value-type="float" office:value="350424" calcext:value-type="float">
            <text:p>350424</text:p>
          </table:table-cell>
          <table:table-cell office:value-type="float" office:value="7980" calcext:value-type="float">
            <text:p>7980</text:p>
          </table:table-cell>
          <table:table-cell office:value-type="float" office:value="384811" calcext:value-type="float">
            <text:p>384811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1">
          <table:table-cell table:number-columns-repeated="2"/>
          <table:table-cell office:value-type="float" office:value="348620" calcext:value-type="float">
            <text:p>348620</text:p>
          </table:table-cell>
          <table:table-cell office:value-type="float" office:value="23731" calcext:value-type="float">
            <text:p>23731</text:p>
          </table:table-cell>
          <table:table-cell office:value-type="float" office:value="384369" calcext:value-type="float">
            <text:p>384369</text:p>
          </table:table-cell>
          <table:table-cell office:value-type="float" office:value="15076" calcext:value-type="float">
            <text:p>15076</text:p>
          </table:table-cell>
        </table:table-row>
        <table:table-row table:style-name="ro1">
          <table:table-cell table:number-columns-repeated="4"/>
          <table:table-cell office:value-type="float" office:value="383826" calcext:value-type="float">
            <text:p>383826</text:p>
          </table:table-cell>
          <table:table-cell office:value-type="float" office:value="33853" calcext:value-type="float">
            <text:p>33853</text:p>
          </table:table-cell>
        </table:table-row>
      </table:table>
      <table:table table:name="ExtraPhermonePerIteration 0.00001" table:style-name="ta1">
        <table:shapes>
          <draw:frame draw:z-index="0" draw:style-name="gr1" draw:text-style-name="P1" svg:width="159.99mm" svg:height="89.99mm" svg:x="145.87mm" svg:y="4.06mm">
            <loext:p draw:notify-on-update-of-ranges="'ExtraPhermonePerIteration 0.00001'.B2:'ExtraPhermonePerIteration 0.00001'.B17 'ExtraPhermonePerIteration 0.00001'.B1:'ExtraPhermonePerIteration 0.00001'.B1 'ExtraPhermonePerIteration 0.00001'.A2:'ExtraPhermonePerIteration 0.00001'.A17 'ExtraPhermonePerIteration 0.00001'.D2:'ExtraPhermonePerIteration 0.00001'.D17 'ExtraPhermonePerIteration 0.00001'.D1:'ExtraPhermonePerIteration 0.00001'.D1 'ExtraPhermonePerIteration 0.00001'.C2:'ExtraPhermonePerIteration 0.00001'.C17 'ExtraPhermonePerIteration 0.00001'.F2:'ExtraPhermonePerIteration 0.00001'.F17 'ExtraPhermonePerIteration 0.00001'.F1:'ExtraPhermonePerIteration 0.00001'.F1 'ExtraPhermonePerIteration 0.00001'.E2:'ExtraPhermonePerIteration 0.00001'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lution time 1</text:p>
          </table:table-cell>
          <table:table-cell office:value-type="string" calcext:value-type="string">
            <text:p>Run 1</text:p>
          </table:table-cell>
          <table:table-cell office:value-type="string" calcext:value-type="string">
            <text:p>solution time 2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solution time 3</text:p>
          </table:table-cell>
          <table:table-cell office:value-type="string" calcext:value-type="string">
            <text:p>Run 3</text:p>
          </table:table-cell>
        </table:table-row>
        <table:table-row table:style-name="ro1">
          <table:table-cell office:value-type="float" office:value="429149" calcext:value-type="float">
            <text:p>429149</text:p>
          </table:table-cell>
          <table:table-cell office:value-type="float" office:value="0" calcext:value-type="float">
            <text:p>0</text:p>
          </table:table-cell>
          <table:table-cell office:value-type="float" office:value="436818" calcext:value-type="float">
            <text:p>436818</text:p>
          </table:table-cell>
          <table:table-cell office:value-type="float" office:value="0" calcext:value-type="float">
            <text:p>0</text:p>
          </table:table-cell>
          <table:table-cell office:value-type="float" office:value="464386" calcext:value-type="float">
            <text:p>464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945" calcext:value-type="float">
            <text:p>422945</text:p>
          </table:table-cell>
          <table:table-cell office:value-type="float" office:value="0" calcext:value-type="float">
            <text:p>0</text:p>
          </table:table-cell>
          <table:table-cell office:value-type="float" office:value="394593" calcext:value-type="float">
            <text:p>394593</text:p>
          </table:table-cell>
          <table:table-cell office:value-type="float" office:value="0" calcext:value-type="float">
            <text:p>0</text:p>
          </table:table-cell>
          <table:table-cell office:value-type="float" office:value="435434" calcext:value-type="float">
            <text:p>435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194" calcext:value-type="float">
            <text:p>413194</text:p>
          </table:table-cell>
          <table:table-cell office:value-type="float" office:value="0" calcext:value-type="float">
            <text:p>0</text:p>
          </table:table-cell>
          <table:table-cell office:value-type="float" office:value="387998" calcext:value-type="float">
            <text:p>387998</text:p>
          </table:table-cell>
          <table:table-cell office:value-type="float" office:value="2" calcext:value-type="float">
            <text:p>2</text:p>
          </table:table-cell>
          <table:table-cell office:value-type="float" office:value="428267" calcext:value-type="float">
            <text:p>428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991" calcext:value-type="float">
            <text:p>409991</text:p>
          </table:table-cell>
          <table:table-cell office:value-type="float" office:value="1" calcext:value-type="float">
            <text:p>1</text:p>
          </table:table-cell>
          <table:table-cell office:value-type="float" office:value="377486" calcext:value-type="float">
            <text:p>377486</text:p>
          </table:table-cell>
          <table:table-cell office:value-type="float" office:value="8" calcext:value-type="float">
            <text:p>8</text:p>
          </table:table-cell>
          <table:table-cell office:value-type="float" office:value="425671" calcext:value-type="float">
            <text:p>42567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006" calcext:value-type="float">
            <text:p>394006</text:p>
          </table:table-cell>
          <table:table-cell office:value-type="float" office:value="3" calcext:value-type="float">
            <text:p>3</text:p>
          </table:table-cell>
          <table:table-cell office:value-type="float" office:value="373913" calcext:value-type="float">
            <text:p>373913</text:p>
          </table:table-cell>
          <table:table-cell office:value-type="float" office:value="53" calcext:value-type="float">
            <text:p>53</text:p>
          </table:table-cell>
          <table:table-cell office:value-type="float" office:value="418560" calcext:value-type="float">
            <text:p>418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0243" calcext:value-type="float">
            <text:p>390243</text:p>
          </table:table-cell>
          <table:table-cell office:value-type="float" office:value="16" calcext:value-type="float">
            <text:p>16</text:p>
          </table:table-cell>
          <table:table-cell office:value-type="float" office:value="366450" calcext:value-type="float">
            <text:p>366450</text:p>
          </table:table-cell>
          <table:table-cell office:value-type="float" office:value="342" calcext:value-type="float">
            <text:p>342</text:p>
          </table:table-cell>
          <table:table-cell office:value-type="float" office:value="414584" calcext:value-type="float">
            <text:p>41458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7822" calcext:value-type="float">
            <text:p>387822</text:p>
          </table:table-cell>
          <table:table-cell office:value-type="float" office:value="34" calcext:value-type="float">
            <text:p>34</text:p>
          </table:table-cell>
          <table:table-cell office:value-type="float" office:value="363339" calcext:value-type="float">
            <text:p>363339</text:p>
          </table:table-cell>
          <table:table-cell office:value-type="float" office:value="666" calcext:value-type="float">
            <text:p>666</text:p>
          </table:table-cell>
          <table:table-cell office:value-type="float" office:value="407993" calcext:value-type="float">
            <text:p>40799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7521" calcext:value-type="float">
            <text:p>387521</text:p>
          </table:table-cell>
          <table:table-cell office:value-type="float" office:value="107" calcext:value-type="float">
            <text:p>107</text:p>
          </table:table-cell>
          <table:table-cell office:value-type="float" office:value="354298" calcext:value-type="float">
            <text:p>354298</text:p>
          </table:table-cell>
          <table:table-cell office:value-type="float" office:value="5693" calcext:value-type="float">
            <text:p>5693</text:p>
          </table:table-cell>
          <table:table-cell office:value-type="float" office:value="404111" calcext:value-type="float">
            <text:p>40411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81815" calcext:value-type="float">
            <text:p>381815</text:p>
          </table:table-cell>
          <table:table-cell office:value-type="float" office:value="194" calcext:value-type="float">
            <text:p>194</text:p>
          </table:table-cell>
          <table:table-cell office:value-type="float" office:value="353207" calcext:value-type="float">
            <text:p>353207</text:p>
          </table:table-cell>
          <table:table-cell office:value-type="float" office:value="18091" calcext:value-type="float">
            <text:p>18091</text:p>
          </table:table-cell>
          <table:table-cell office:value-type="float" office:value="403750" calcext:value-type="float">
            <text:p>40375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77334" calcext:value-type="float">
            <text:p>377334</text:p>
          </table:table-cell>
          <table:table-cell office:value-type="float" office:value="243" calcext:value-type="float">
            <text:p>243</text:p>
          </table:table-cell>
          <table:table-cell office:value-type="float" office:value="349664" calcext:value-type="float">
            <text:p>349664</text:p>
          </table:table-cell>
          <table:table-cell office:value-type="float" office:value="23630" calcext:value-type="float">
            <text:p>23630</text:p>
          </table:table-cell>
          <table:table-cell office:value-type="float" office:value="397074" calcext:value-type="float">
            <text:p>39707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64483" calcext:value-type="float">
            <text:p>364483</text:p>
          </table:table-cell>
          <table:table-cell office:value-type="float" office:value="984" calcext:value-type="float">
            <text:p>984</text:p>
          </table:table-cell>
          <table:table-cell office:value-type="float" office:value="347139" calcext:value-type="float">
            <text:p>347139</text:p>
          </table:table-cell>
          <table:table-cell office:value-type="float" office:value="33350" calcext:value-type="float">
            <text:p>33350</text:p>
          </table:table-cell>
          <table:table-cell office:value-type="float" office:value="389846" calcext:value-type="float">
            <text:p>389846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office:value-type="float" office:value="360510" calcext:value-type="float">
            <text:p>360510</text:p>
          </table:table-cell>
          <table:table-cell office:value-type="float" office:value="2496" calcext:value-type="float">
            <text:p>2496</text:p>
          </table:table-cell>
          <table:table-cell office:value-type="float" office:value="346770" calcext:value-type="float">
            <text:p>346770</text:p>
          </table:table-cell>
          <table:table-cell office:value-type="float" office:value="34691" calcext:value-type="float">
            <text:p>34691</text:p>
          </table:table-cell>
          <table:table-cell office:value-type="float" office:value="385344" calcext:value-type="float">
            <text:p>385344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float" office:value="356986" calcext:value-type="float">
            <text:p>356986</text:p>
          </table:table-cell>
          <table:table-cell office:value-type="float" office:value="4340" calcext:value-type="float">
            <text:p>4340</text:p>
          </table:table-cell>
          <table:table-cell table:number-columns-repeated="2"/>
          <table:table-cell office:value-type="float" office:value="382963" calcext:value-type="float">
            <text:p>382963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353792" calcext:value-type="float">
            <text:p>353792</text:p>
          </table:table-cell>
          <table:table-cell office:value-type="float" office:value="23217" calcext:value-type="float">
            <text:p>23217</text:p>
          </table:table-cell>
          <table:table-cell table:number-columns-repeated="4"/>
        </table:table-row>
      </table:table>
      <table:table table:name="ExtraPhermonePerIteration 0.0001" table:style-name="ta1">
        <table:shapes>
          <draw:frame draw:z-index="0" draw:style-name="gr1" draw:text-style-name="P1" svg:width="166.09mm" svg:height="93.42mm" svg:x="134.84mm" svg:y="4.16mm">
            <loext:p draw:notify-on-update-of-ranges="'ExtraPhermonePerIteration 0.0001'.B2:'ExtraPhermonePerIteration 0.0001'.B16 'ExtraPhermonePerIteration 0.0001'.A2:'ExtraPhermonePerIteration 0.0001'.A16 'ExtraPhermonePerIteration 0.0001'.D2:'ExtraPhermonePerIteration 0.0001'.D16 'ExtraPhermonePerIteration 0.0001'.C2:'ExtraPhermonePerIteration 0.0001'.C16 'ExtraPhermonePerIteration 0.0001'.F2:'ExtraPhermonePerIteration 0.0001'.F16 'ExtraPhermonePerIteration 0.0001'.E2:'ExtraPhermonePerIteration 0.0001'.E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</table:table-row>
        <table:table-row table:style-name="ro1">
          <table:table-cell office:value-type="float" office:value="444304" calcext:value-type="float">
            <text:p>444304</text:p>
          </table:table-cell>
          <table:table-cell office:value-type="float" office:value="0" calcext:value-type="float">
            <text:p>0</text:p>
          </table:table-cell>
          <table:table-cell office:value-type="float" office:value="457638" calcext:value-type="float">
            <text:p>457638</text:p>
          </table:table-cell>
          <table:table-cell office:value-type="float" office:value="0" calcext:value-type="float">
            <text:p>0</text:p>
          </table:table-cell>
          <table:table-cell office:value-type="float" office:value="452508" calcext:value-type="float">
            <text:p>452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382" calcext:value-type="float">
            <text:p>433382</text:p>
          </table:table-cell>
          <table:table-cell office:value-type="float" office:value="0" calcext:value-type="float">
            <text:p>0</text:p>
          </table:table-cell>
          <table:table-cell office:value-type="float" office:value="396127" calcext:value-type="float">
            <text:p>396127</text:p>
          </table:table-cell>
          <table:table-cell office:value-type="float" office:value="0" calcext:value-type="float">
            <text:p>0</text:p>
          </table:table-cell>
          <table:table-cell office:value-type="float" office:value="429311" calcext:value-type="float">
            <text:p>429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23" calcext:value-type="float">
            <text:p>423523</text:p>
          </table:table-cell>
          <table:table-cell office:value-type="float" office:value="0" calcext:value-type="float">
            <text:p>0</text:p>
          </table:table-cell>
          <table:table-cell office:value-type="float" office:value="386325" calcext:value-type="float">
            <text:p>386325</text:p>
          </table:table-cell>
          <table:table-cell office:value-type="float" office:value="0" calcext:value-type="float">
            <text:p>0</text:p>
          </table:table-cell>
          <table:table-cell office:value-type="float" office:value="424079" calcext:value-type="float">
            <text:p>4240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2048" calcext:value-type="float">
            <text:p>422048</text:p>
          </table:table-cell>
          <table:table-cell office:value-type="float" office:value="0" calcext:value-type="float">
            <text:p>0</text:p>
          </table:table-cell>
          <table:table-cell office:value-type="float" office:value="378890" calcext:value-type="float">
            <text:p>378890</text:p>
          </table:table-cell>
          <table:table-cell office:value-type="float" office:value="5" calcext:value-type="float">
            <text:p>5</text:p>
          </table:table-cell>
          <table:table-cell office:value-type="float" office:value="413461" calcext:value-type="float">
            <text:p>4134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2253" calcext:value-type="float">
            <text:p>412253</text:p>
          </table:table-cell>
          <table:table-cell office:value-type="float" office:value="1" calcext:value-type="float">
            <text:p>1</text:p>
          </table:table-cell>
          <table:table-cell office:value-type="float" office:value="373914" calcext:value-type="float">
            <text:p>373914</text:p>
          </table:table-cell>
          <table:table-cell office:value-type="float" office:value="24" calcext:value-type="float">
            <text:p>24</text:p>
          </table:table-cell>
          <table:table-cell office:value-type="float" office:value="407304" calcext:value-type="float">
            <text:p>407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11484" calcext:value-type="float">
            <text:p>411484</text:p>
          </table:table-cell>
          <table:table-cell office:value-type="float" office:value="3" calcext:value-type="float">
            <text:p>3</text:p>
          </table:table-cell>
          <table:table-cell office:value-type="float" office:value="373751" calcext:value-type="float">
            <text:p>373751</text:p>
          </table:table-cell>
          <table:table-cell office:value-type="float" office:value="983" calcext:value-type="float">
            <text:p>983</text:p>
          </table:table-cell>
          <table:table-cell office:value-type="float" office:value="403062" calcext:value-type="float">
            <text:p>40306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409650" calcext:value-type="float">
            <text:p>409650</text:p>
          </table:table-cell>
          <table:table-cell office:value-type="float" office:value="5" calcext:value-type="float">
            <text:p>5</text:p>
          </table:table-cell>
          <table:table-cell office:value-type="float" office:value="369416" calcext:value-type="float">
            <text:p>369416</text:p>
          </table:table-cell>
          <table:table-cell office:value-type="float" office:value="1375" calcext:value-type="float">
            <text:p>1375</text:p>
          </table:table-cell>
          <table:table-cell office:value-type="float" office:value="398932" calcext:value-type="float">
            <text:p>398932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389682" calcext:value-type="float">
            <text:p>389682</text:p>
          </table:table-cell>
          <table:table-cell office:value-type="float" office:value="5" calcext:value-type="float">
            <text:p>5</text:p>
          </table:table-cell>
          <table:table-cell office:value-type="float" office:value="362485" calcext:value-type="float">
            <text:p>362485</text:p>
          </table:table-cell>
          <table:table-cell office:value-type="float" office:value="2659" calcext:value-type="float">
            <text:p>2659</text:p>
          </table:table-cell>
          <table:table-cell office:value-type="float" office:value="395656" calcext:value-type="float">
            <text:p>395656</text:p>
          </table:table-cell>
          <table:table-cell office:value-type="float" office:value="902" calcext:value-type="float">
            <text:p>902</text:p>
          </table:table-cell>
        </table:table-row>
        <table:table-row table:style-name="ro2">
          <table:table-cell office:value-type="float" office:value="384649" calcext:value-type="float">
            <text:p>384649</text:p>
          </table:table-cell>
          <table:table-cell office:value-type="float" office:value="5" calcext:value-type="float">
            <text:p>5</text:p>
          </table:table-cell>
          <table:table-cell office:value-type="float" office:value="353442" calcext:value-type="float">
            <text:p>353442</text:p>
          </table:table-cell>
          <table:table-cell office:value-type="float" office:value="3484" calcext:value-type="float">
            <text:p>3484</text:p>
          </table:table-cell>
          <table:table-cell office:value-type="float" office:value="394730" calcext:value-type="float">
            <text:p>394730</text:p>
          </table:table-cell>
          <table:table-cell office:value-type="float" office:value="2953" calcext:value-type="float">
            <text:p>2953</text:p>
          </table:table-cell>
        </table:table-row>
        <table:table-row table:style-name="ro2">
          <table:table-cell office:value-type="float" office:value="375589" calcext:value-type="float">
            <text:p>375589</text:p>
          </table:table-cell>
          <table:table-cell office:value-type="float" office:value="85" calcext:value-type="float">
            <text:p>85</text:p>
          </table:table-cell>
          <table:table-cell office:value-type="float" office:value="353101" calcext:value-type="float">
            <text:p>353101</text:p>
          </table:table-cell>
          <table:table-cell office:value-type="float" office:value="20984" calcext:value-type="float">
            <text:p>20984</text:p>
          </table:table-cell>
          <table:table-cell office:value-type="float" office:value="393825" calcext:value-type="float">
            <text:p>39382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office:value-type="float" office:value="370259" calcext:value-type="float">
            <text:p>37025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0988" calcext:value-type="float">
            <text:p>390988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368870" calcext:value-type="float">
            <text:p>368870</text:p>
          </table:table-cell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368678" calcext:value-type="float">
            <text:p>368678</text:p>
          </table:table-cell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365148" calcext:value-type="float">
            <text:p>365148</text:p>
          </table:table-cell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364137" calcext:value-type="float">
            <text:p>364137</text:p>
          </table:table-cell>
          <table:table-cell office:value-type="float" office:value="8481" calcext:value-type="float">
            <text:p>8481</text:p>
          </table:table-cell>
          <table:table-cell table:number-columns-repeated="4"/>
        </table:table-row>
      </table:table>
      <table:table table:name="ExtraPhermonePerIteration0.001" table:style-name="ta1">
        <table:shapes>
          <draw:frame draw:z-index="0" draw:style-name="gr1" draw:text-style-name="P1" svg:width="190.11mm" svg:height="106.93mm" svg:x="70.75mm" svg:y="5.51mm">
            <loext:p draw:notify-on-update-of-ranges="'ExtraPhermonePerIteration0.001'.B2:'ExtraPhermonePerIteration0.001'.B11 'ExtraPhermonePerIteration0.001'.A2:'ExtraPhermonePerIteration0.001'.A11 'ExtraPhermonePerIteration0.001'.D2:'ExtraPhermonePerIteration0.001'.D11 'ExtraPhermonePerIteration0.001'.C2:'ExtraPhermonePerIteration0.001'.C11 'ExtraPhermonePerIteration0.001'.F2:'ExtraPhermonePerIteration0.001'.F11 'ExtraPhermonePerIteration0.001'.E2:'ExtraPhermonePerIteration0.001'.E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</table:table-row>
        <table:table-row table:style-name="ro1">
          <table:table-cell office:value-type="float" office:value="434206" calcext:value-type="float">
            <text:p>434206</text:p>
          </table:table-cell>
          <table:table-cell office:value-type="float" office:value="0" calcext:value-type="float">
            <text:p>0</text:p>
          </table:table-cell>
          <table:table-cell office:value-type="float" office:value="426586" calcext:value-type="float">
            <text:p>426586</text:p>
          </table:table-cell>
          <table:table-cell office:value-type="float" office:value="0" calcext:value-type="float">
            <text:p>0</text:p>
          </table:table-cell>
          <table:table-cell office:value-type="float" office:value="410217" calcext:value-type="float">
            <text:p>41021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8443" calcext:value-type="float">
            <text:p>408443</text:p>
          </table:table-cell>
          <table:table-cell office:value-type="float" office:value="0" calcext:value-type="float">
            <text:p>0</text:p>
          </table:table-cell>
          <table:table-cell office:value-type="float" office:value="401892" calcext:value-type="float">
            <text:p>401892</text:p>
          </table:table-cell>
          <table:table-cell office:value-type="float" office:value="0" calcext:value-type="float">
            <text:p>0</text:p>
          </table:table-cell>
          <table:table-cell office:value-type="float" office:value="404374" calcext:value-type="float">
            <text:p>40437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07486" calcext:value-type="float">
            <text:p>407486</text:p>
          </table:table-cell>
          <table:table-cell office:value-type="float" office:value="1" calcext:value-type="float">
            <text:p>1</text:p>
          </table:table-cell>
          <table:table-cell office:value-type="float" office:value="401201" calcext:value-type="float">
            <text:p>401201</text:p>
          </table:table-cell>
          <table:table-cell office:value-type="float" office:value="3" calcext:value-type="float">
            <text:p>3</text:p>
          </table:table-cell>
          <table:table-cell office:value-type="float" office:value="403368" calcext:value-type="float">
            <text:p>40336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01428" calcext:value-type="float">
            <text:p>401428</text:p>
          </table:table-cell>
          <table:table-cell office:value-type="float" office:value="2" calcext:value-type="float">
            <text:p>2</text:p>
          </table:table-cell>
          <table:table-cell office:value-type="float" office:value="398868" calcext:value-type="float">
            <text:p>398868</text:p>
          </table:table-cell>
          <table:table-cell office:value-type="float" office:value="45" calcext:value-type="float">
            <text:p>45</text:p>
          </table:table-cell>
          <table:table-cell office:value-type="float" office:value="399287" calcext:value-type="float">
            <text:p>39928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396331" calcext:value-type="float">
            <text:p>396331</text:p>
          </table:table-cell>
          <table:table-cell office:value-type="float" office:value="2" calcext:value-type="float">
            <text:p>2</text:p>
          </table:table-cell>
          <table:table-cell office:value-type="float" office:value="398204" calcext:value-type="float">
            <text:p>398204</text:p>
          </table:table-cell>
          <table:table-cell office:value-type="float" office:value="97" calcext:value-type="float">
            <text:p>97</text:p>
          </table:table-cell>
          <table:table-cell office:value-type="float" office:value="388289" calcext:value-type="float">
            <text:p>388289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388985" calcext:value-type="float">
            <text:p>388985</text:p>
          </table:table-cell>
          <table:table-cell office:value-type="float" office:value="74" calcext:value-type="float">
            <text:p>74</text:p>
          </table:table-cell>
          <table:table-cell office:value-type="float" office:value="387915" calcext:value-type="float">
            <text:p>387915</text:p>
          </table:table-cell>
          <table:table-cell office:value-type="float" office:value="341" calcext:value-type="float">
            <text:p>341</text:p>
          </table:table-cell>
          <table:table-cell office:value-type="float" office:value="384556" calcext:value-type="float">
            <text:p>384556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office:value-type="float" office:value="381443" calcext:value-type="float">
            <text:p>381443</text:p>
          </table:table-cell>
          <table:table-cell office:value-type="float" office:value="514" calcext:value-type="float">
            <text:p>514</text:p>
          </table:table-cell>
          <table:table-cell office:value-type="float" office:value="384404" calcext:value-type="float">
            <text:p>384404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office:value-type="float" office:value="377911" calcext:value-type="float">
            <text:p>377911</text:p>
          </table:table-cell>
          <table:table-cell office:value-type="float" office:value="939" calcext:value-type="float">
            <text:p>939</text:p>
          </table:table-cell>
          <table:table-cell office:value-type="float" office:value="370563" calcext:value-type="float">
            <text:p>370563</text:p>
          </table:table-cell>
          <table:table-cell office:value-type="float" office:value="1550" calcext:value-type="float">
            <text:p>1550</text:p>
          </table:table-cell>
          <table:table-cell table:number-columns-repeated="2"/>
        </table:table-row>
        <table:table-row table:style-name="ro1">
          <table:table-cell office:value-type="float" office:value="367037" calcext:value-type="float">
            <text:p>367037</text:p>
          </table:table-cell>
          <table:table-cell office:value-type="float" office:value="1879" calcext:value-type="float">
            <text:p>1879</text:p>
          </table:table-cell>
          <table:table-cell office:value-type="float" office:value="359700" calcext:value-type="float">
            <text:p>359700</text:p>
          </table:table-cell>
          <table:table-cell office:value-type="float" office:value="7864" calcext:value-type="float">
            <text:p>7864</text:p>
          </table:table-cell>
          <table:table-cell table:number-columns-repeated="2"/>
        </table:table-row>
        <table:table-row table:style-name="ro1">
          <table:table-cell office:value-type="float" office:value="361324" calcext:value-type="float">
            <text:p>361324</text:p>
          </table:table-cell>
          <table:table-cell office:value-type="float" office:value="5196" calcext:value-type="float">
            <text:p>5196</text:p>
          </table:table-cell>
          <table:table-cell table:number-columns-repeated="4"/>
        </table:table-row>
      </table:table>
      <table:table table:name="ExtraPhermonePerIteration 0.01" table:style-name="ta1">
        <table:shapes>
          <draw:frame draw:z-index="0" draw:style-name="gr1" draw:text-style-name="P1" svg:width="159.99mm" svg:height="89.99mm" svg:x="1mm" svg:y="23.58mm">
            <loext:p draw:notify-on-update-of-ranges="'ExtraPhermonePerIteration 0.01'.B2:'ExtraPhermonePerIteration 0.01'.B5 'ExtraPhermonePerIteration 0.01'.A2:'ExtraPhermonePerIteration 0.01'.A5 'ExtraPhermonePerIteration 0.01'.D2:'ExtraPhermonePerIteration 0.01'.D5 'ExtraPhermonePerIteration 0.01'.C2:'ExtraPhermonePerIteration 0.01'.C5 'ExtraPhermonePerIteration 0.01'.F2:'ExtraPhermonePerIteration 0.01'.F5 'ExtraPhermonePerIteration 0.01'.E2:'ExtraPhermonePerIteration 0.01'.E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  <table:table-cell office:value-type="string" calcext:value-type="string">
            <text:p>Wart. Fcji celu</text:p>
          </table:table-cell>
          <table:table-cell office:value-type="string" calcext:value-type="string">
            <text:p>iteracja</text:p>
          </table:table-cell>
        </table:table-row>
        <table:table-row table:style-name="ro1">
          <table:table-cell office:value-type="float" office:value="402474" calcext:value-type="float">
            <text:p>402474</text:p>
          </table:table-cell>
          <table:table-cell office:value-type="float" office:value="0" calcext:value-type="float">
            <text:p>0</text:p>
          </table:table-cell>
          <table:table-cell office:value-type="float" office:value="390480" calcext:value-type="float">
            <text:p>390480</text:p>
          </table:table-cell>
          <table:table-cell office:value-type="float" office:value="0" calcext:value-type="float">
            <text:p>0</text:p>
          </table:table-cell>
          <table:table-cell office:value-type="float" office:value="449939" calcext:value-type="float">
            <text:p>44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217" calcext:value-type="float">
            <text:p>396217</text:p>
          </table:table-cell>
          <table:table-cell office:value-type="float" office:value="2" calcext:value-type="float">
            <text:p>2</text:p>
          </table:table-cell>
          <table:table-cell office:value-type="float" office:value="384777" calcext:value-type="float">
            <text:p>384777</text:p>
          </table:table-cell>
          <table:table-cell office:value-type="float" office:value="60" calcext:value-type="float">
            <text:p>60</text:p>
          </table:table-cell>
          <table:table-cell office:value-type="float" office:value="441303" calcext:value-type="float">
            <text:p>44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682" calcext:value-type="float">
            <text:p>380682</text:p>
          </table:table-cell>
          <table:table-cell office:value-type="float" office:value="173" calcext:value-type="float">
            <text:p>173</text:p>
          </table:table-cell>
          <table:table-cell office:value-type="float" office:value="383086" calcext:value-type="float">
            <text:p>383086</text:p>
          </table:table-cell>
          <table:table-cell office:value-type="float" office:value="588" calcext:value-type="float">
            <text:p>588</text:p>
          </table:table-cell>
          <table:table-cell office:value-type="float" office:value="432201" calcext:value-type="float">
            <text:p>432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3165" calcext:value-type="float">
            <text:p>373165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410883" calcext:value-type="float">
            <text:p>410883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00:21:02.314666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2:31:53.747707000</meta:creation-date>
    <dc:date>2017-01-18T01:02:55.598165000</dc:date>
    <meta:editing-duration>PT43M17S</meta:editing-duration>
    <meta:editing-cycles>8</meta:editing-cycles>
    <meta:generator>LibreOffice/5.2.3.3$MacOSX_X86_64 LibreOffice_project/d54a8868f08a7b39642414cf2c8ef2f228f780cf</meta:generator>
    <meta:document-statistic meta:table-count="5" meta:cell-count="33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00" chart:maximum="4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41cm" svg:y="0.316cm" chart:style-name="ch2">
          <text:p>Dostrajanie algorytmu - zwiększanie poziomu fermonów</text:p>
        </chart:title>
        <chart:subtitle svg:x="7.233cm" svg:y="1.267cm" chart:style-name="ch3">
          <text:p>0.00001</text:p>
        </chart:subtitle>
        <chart:plot-area chart:style-name="ch4" table:cell-range-address="'ExtraPhermonePerIteration 0.00001'.B1:'ExtraPhermonePerIteration 0.00001'.B17 'ExtraPhermonePerIteration 0.00001'.A2:'ExtraPhermonePerIteration 0.00001'.A17 'ExtraPhermonePerIteration 0.00001'.D1:'ExtraPhermonePerIteration 0.00001'.D1 'ExtraPhermonePerIteration 0.00001'.C2:'ExtraPhermonePerIteration 0.00001'.C17 'ExtraPhermonePerIteration 0.00001'.F1:'ExtraPhermonePerIteration 0.00001'.F1 'ExtraPhermonePerIteration 0.00001'.E2:'ExtraPhermonePerIteration 0.00001'.E17" chart:data-source-has-labels="row" svg:x="1.321cm" svg:y="2.13cm" svg:width="14.359cm" svg:height="5.719cm">
          <chartooo:coordinate-region svg:x="2.741cm" svg:y="2.13cm" svg:width="12.353cm" svg:height="5.087cm"/>
          <chart:axis chart:dimension="x" chart:name="primary-x" chart:style-name="ch5">
            <chart:title svg:x="5.206cm" svg:y="8.029cm" chart:style-name="ch6">
              <text:p>Wartość funkcji celu [jednotki trwania operacji]</text:p>
            </chart:title>
          </chart:axis>
          <chart:axis chart:dimension="y" chart:name="primary-y" chart:style-name="ch7">
            <chart:title svg:x="0.451cm" svg:y="7.777cm" chart:style-name="ch8">
              <text:p>Czas wykonywania algorytmu [iteracje]</text:p>
            </chart:title>
            <chart:grid chart:style-name="ch9" chart:class="major"/>
          </chart:axis>
          <chart:series chart:style-name="ch10" chart:values-cell-range-address="'ExtraPhermonePerIteration 0.00001'.A2:'ExtraPhermonePerIteration 0.00001'.A17" chart:label-cell-address="'ExtraPhermonePerIteration 0.00001'.B1:'ExtraPhermonePerIteration 0.00001'.B1" chart:class="chart:scatter">
            <chart:domain table:cell-range-address="'ExtraPhermonePerIteration 0.00001'.B2:'ExtraPhermonePerIteration 0.00001'.B17"/>
            <chart:data-point chart:repeated="16"/>
          </chart:series>
          <chart:series chart:style-name="ch11" chart:values-cell-range-address="'ExtraPhermonePerIteration 0.00001'.C2:'ExtraPhermonePerIteration 0.00001'.C17" chart:label-cell-address="'ExtraPhermonePerIteration 0.00001'.D1:'ExtraPhermonePerIteration 0.00001'.D1" chart:class="chart:scatter">
            <chart:domain table:cell-range-address="'ExtraPhermonePerIteration 0.00001'.D2:'ExtraPhermonePerIteration 0.00001'.D17"/>
            <chart:data-point chart:repeated="16"/>
          </chart:series>
          <chart:series chart:style-name="ch12" chart:values-cell-range-address="'ExtraPhermonePerIteration 0.00001'.E2:'ExtraPhermonePerIteration 0.00001'.E17" chart:label-cell-address="'ExtraPhermonePerIteration 0.00001'.F1:'ExtraPhermonePerIteration 0.00001'.F1" chart:class="chart:scatter">
            <chart:domain table:cell-range-address="'ExtraPhermonePerIteration 0.00001'.F2:'ExtraPhermonePerIteration 0.00001'.F17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Run 1</text:p>
                <draw:g>
                  <svg:desc>'ExtraPhermonePerIteration 0.00001'.B1:'ExtraPhermonePerIteration 0.00001'.B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Run 2</text:p>
                <draw:g>
                  <svg:desc>'ExtraPhermonePerIteration 0.00001'.D1:'ExtraPhermonePerIteration 0.00001'.D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Run 3</text:p>
                <draw:g>
                  <svg:desc>'ExtraPhermonePerIteration 0.00001'.F1:'ExtraPhermonePerIteration 0.00001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traPhermonePerIteration 0.00001'.B2:'ExtraPhermonePerIteration 0.00001'.B17</svg:desc>
                </draw:g>
              </table:table-cell>
              <table:table-cell office:value-type="float" office:value="429149">
                <text:p>429149</text:p>
                <draw:g>
                  <svg:desc>'ExtraPhermonePerIteration 0.00001'.A2:'ExtraPhermonePerIteration 0.00001'.A17</svg:desc>
                </draw:g>
              </table:table-cell>
              <table:table-cell office:value-type="float" office:value="0">
                <text:p>0</text:p>
                <draw:g>
                  <svg:desc>'ExtraPhermonePerIteration 0.00001'.D2:'ExtraPhermonePerIteration 0.00001'.D17</svg:desc>
                </draw:g>
              </table:table-cell>
              <table:table-cell office:value-type="float" office:value="436818">
                <text:p>436818</text:p>
                <draw:g>
                  <svg:desc>'ExtraPhermonePerIteration 0.00001'.C2:'ExtraPhermonePerIteration 0.00001'.C17</svg:desc>
                </draw:g>
              </table:table-cell>
              <table:table-cell office:value-type="float" office:value="0">
                <text:p>0</text:p>
                <draw:g>
                  <svg:desc>'ExtraPhermonePerIteration 0.00001'.F2:'ExtraPhermonePerIteration 0.00001'.F17</svg:desc>
                </draw:g>
              </table:table-cell>
              <table:table-cell office:value-type="float" office:value="464386">
                <text:p>464386</text:p>
                <draw:g>
                  <svg:desc>'ExtraPhermonePerIteration 0.00001'.E2:'ExtraPhermonePerIteration 0.00001'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22945">
                <text:p>422945</text:p>
              </table:table-cell>
              <table:table-cell office:value-type="float" office:value="0">
                <text:p>0</text:p>
              </table:table-cell>
              <table:table-cell office:value-type="float" office:value="394593">
                <text:p>394593</text:p>
              </table:table-cell>
              <table:table-cell office:value-type="float" office:value="0">
                <text:p>0</text:p>
              </table:table-cell>
              <table:table-cell office:value-type="float" office:value="435434">
                <text:p>435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3194">
                <text:p>413194</text:p>
              </table:table-cell>
              <table:table-cell office:value-type="float" office:value="2">
                <text:p>2</text:p>
              </table:table-cell>
              <table:table-cell office:value-type="float" office:value="387998">
                <text:p>387998</text:p>
              </table:table-cell>
              <table:table-cell office:value-type="float" office:value="0">
                <text:p>0</text:p>
              </table:table-cell>
              <table:table-cell office:value-type="float" office:value="428267">
                <text:p>428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09991">
                <text:p>409991</text:p>
              </table:table-cell>
              <table:table-cell office:value-type="float" office:value="8">
                <text:p>8</text:p>
              </table:table-cell>
              <table:table-cell office:value-type="float" office:value="377486">
                <text:p>377486</text:p>
              </table:table-cell>
              <table:table-cell office:value-type="float" office:value="3">
                <text:p>3</text:p>
              </table:table-cell>
              <table:table-cell office:value-type="float" office:value="425671">
                <text:p>4256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94006">
                <text:p>394006</text:p>
              </table:table-cell>
              <table:table-cell office:value-type="float" office:value="53">
                <text:p>53</text:p>
              </table:table-cell>
              <table:table-cell office:value-type="float" office:value="373913">
                <text:p>373913</text:p>
              </table:table-cell>
              <table:table-cell office:value-type="float" office:value="7">
                <text:p>7</text:p>
              </table:table-cell>
              <table:table-cell office:value-type="float" office:value="418560">
                <text:p>4185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90243">
                <text:p>390243</text:p>
              </table:table-cell>
              <table:table-cell office:value-type="float" office:value="342">
                <text:p>342</text:p>
              </table:table-cell>
              <table:table-cell office:value-type="float" office:value="366450">
                <text:p>366450</text:p>
              </table:table-cell>
              <table:table-cell office:value-type="float" office:value="31">
                <text:p>31</text:p>
              </table:table-cell>
              <table:table-cell office:value-type="float" office:value="414584">
                <text:p>414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387822">
                <text:p>387822</text:p>
              </table:table-cell>
              <table:table-cell office:value-type="float" office:value="666">
                <text:p>666</text:p>
              </table:table-cell>
              <table:table-cell office:value-type="float" office:value="363339">
                <text:p>363339</text:p>
              </table:table-cell>
              <table:table-cell office:value-type="float" office:value="31">
                <text:p>31</text:p>
              </table:table-cell>
              <table:table-cell office:value-type="float" office:value="407993">
                <text:p>407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387521">
                <text:p>387521</text:p>
              </table:table-cell>
              <table:table-cell office:value-type="float" office:value="5693">
                <text:p>5693</text:p>
              </table:table-cell>
              <table:table-cell office:value-type="float" office:value="354298">
                <text:p>354298</text:p>
              </table:table-cell>
              <table:table-cell office:value-type="float" office:value="134">
                <text:p>134</text:p>
              </table:table-cell>
              <table:table-cell office:value-type="float" office:value="404111">
                <text:p>404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4">
                <text:p>194</text:p>
              </table:table-cell>
              <table:table-cell office:value-type="float" office:value="381815">
                <text:p>381815</text:p>
              </table:table-cell>
              <table:table-cell office:value-type="float" office:value="18091">
                <text:p>18091</text:p>
              </table:table-cell>
              <table:table-cell office:value-type="float" office:value="353207">
                <text:p>353207</text:p>
              </table:table-cell>
              <table:table-cell office:value-type="float" office:value="185">
                <text:p>185</text:p>
              </table:table-cell>
              <table:table-cell office:value-type="float" office:value="403750">
                <text:p>4037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3">
                <text:p>243</text:p>
              </table:table-cell>
              <table:table-cell office:value-type="float" office:value="377334">
                <text:p>377334</text:p>
              </table:table-cell>
              <table:table-cell office:value-type="float" office:value="23630">
                <text:p>23630</text:p>
              </table:table-cell>
              <table:table-cell office:value-type="float" office:value="349664">
                <text:p>349664</text:p>
              </table:table-cell>
              <table:table-cell office:value-type="float" office:value="656">
                <text:p>656</text:p>
              </table:table-cell>
              <table:table-cell office:value-type="float" office:value="397074">
                <text:p>397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4">
                <text:p>984</text:p>
              </table:table-cell>
              <table:table-cell office:value-type="float" office:value="364483">
                <text:p>364483</text:p>
              </table:table-cell>
              <table:table-cell office:value-type="float" office:value="33350">
                <text:p>33350</text:p>
              </table:table-cell>
              <table:table-cell office:value-type="float" office:value="347139">
                <text:p>347139</text:p>
              </table:table-cell>
              <table:table-cell office:value-type="float" office:value="1732">
                <text:p>1732</text:p>
              </table:table-cell>
              <table:table-cell office:value-type="float" office:value="389846">
                <text:p>389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6">
                <text:p>2496</text:p>
              </table:table-cell>
              <table:table-cell office:value-type="float" office:value="360510">
                <text:p>360510</text:p>
              </table:table-cell>
              <table:table-cell office:value-type="float" office:value="34691">
                <text:p>34691</text:p>
              </table:table-cell>
              <table:table-cell office:value-type="float" office:value="346770">
                <text:p>346770</text:p>
              </table:table-cell>
              <table:table-cell office:value-type="float" office:value="3901">
                <text:p>3901</text:p>
              </table:table-cell>
              <table:table-cell office:value-type="float" office:value="385344">
                <text:p>385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40">
                <text:p>4340</text:p>
              </table:table-cell>
              <table:table-cell office:value-type="float" office:value="356986">
                <text:p>356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0">
                <text:p>5900</text:p>
              </table:table-cell>
              <table:table-cell office:value-type="float" office:value="382963">
                <text:p>38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17">
                <text:p>23217</text:p>
              </table:table-cell>
              <table:table-cell office:value-type="float" office:value="353792">
                <text:p>35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241cm" svg:y="0.316cm" chart:style-name="ch2">
          <text:p>Dostrajanie algorytmu - zwiększanie poziomu fermonów</text:p>
        </chart:title>
        <chart:subtitle svg:x="7.132cm" svg:y="1.267cm" chart:style-name="ch3">
          <text:p>0.000001</text:p>
        </chart:subtitle>
        <chart:plot-area chart:style-name="ch4" table:cell-range-address="'ExtraPhermonePerIteration 0.000001'.A2:'ExtraPhermonePerIteration 0.000001'.C16 'ExtraPhermonePerIteration 0.000001'.E2:'ExtraPhermonePerIteration 0.000001'.E16" svg:x="1.321cm" svg:y="2.13cm" svg:width="14.359cm" svg:height="5.719cm">
          <chartooo:coordinate-region svg:x="2.741cm" svg:y="2.322cm" svg:width="12.353cm" svg:height="4.895cm"/>
          <chart:axis chart:dimension="x" chart:name="primary-x" chart:style-name="ch5">
            <chart:title svg:x="6.869cm" svg:y="8.029cm" chart:style-name="ch6">
              <text:p>Czas trwania (iteracje)</text:p>
            </chart:title>
            <chart:grid chart:style-name="ch7" chart:class="major"/>
          </chart:axis>
          <chart:axis chart:dimension="y" chart:name="primary-y" chart:style-name="ch8">
            <chart:title svg:x="0.451cm" svg:y="8.999cm" chart:style-name="ch9">
              <text:p>Wartość funkcji celu (jednostki czasu wykonania operacji)</text:p>
            </chart:title>
            <chart:grid chart:style-name="ch7" chart:class="major"/>
          </chart:axis>
          <chart:series chart:style-name="ch10" chart:values-cell-range-address="'ExtraPhermonePerIteration 0.000001'.A2:'ExtraPhermonePerIteration 0.000001'.A16" chart:class="chart:scatter">
            <chart:domain table:cell-range-address="'ExtraPhermonePerIteration 0.000001'.B2:'ExtraPhermonePerIteration 0.000001'.B16"/>
            <chart:data-point chart:repeated="15"/>
          </chart:series>
          <chart:series chart:style-name="ch11" chart:values-cell-range-address="'ExtraPhermonePerIteration 0.000001'.C2:'ExtraPhermonePerIteration 0.000001'.C16" chart:class="chart:scatter">
            <chart:domain table:cell-range-address="'ExtraPhermonePerIteration 0.000001'.D2:'ExtraPhermonePerIteration 0.000001'.D16"/>
            <chart:data-point chart:repeated="15"/>
          </chart:series>
          <chart:series chart:style-name="ch12" chart:values-cell-range-address="'ExtraPhermonePerIteration 0.000001'.E2:'ExtraPhermonePerIteration 0.000001'.E16" chart:class="chart:scatter">
            <chart:domain table:cell-range-address="'ExtraPhermonePerIteration 0.000001'.F2:'ExtraPhermonePerIteration 0.000001'.F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traPhermonePerIteration 0.000001'.B2:'ExtraPhermonePerIteration 0.000001'.B16</svg:desc>
                </draw:g>
              </table:table-cell>
              <table:table-cell office:value-type="float" office:value="448606">
                <text:p>448606</text:p>
                <draw:g>
                  <svg:desc>'ExtraPhermonePerIteration 0.000001'.A2:'ExtraPhermonePerIteration 0.000001'.A16</svg:desc>
                </draw:g>
              </table:table-cell>
              <table:table-cell office:value-type="float" office:value="0">
                <text:p>0</text:p>
                <draw:g>
                  <svg:desc>'ExtraPhermonePerIteration 0.000001'.D2:'ExtraPhermonePerIteration 0.000001'.D16</svg:desc>
                </draw:g>
              </table:table-cell>
              <table:table-cell office:value-type="float" office:value="430924">
                <text:p>430924</text:p>
                <draw:g>
                  <svg:desc>'ExtraPhermonePerIteration 0.000001'.C2:'ExtraPhermonePerIteration 0.000001'.C16</svg:desc>
                </draw:g>
              </table:table-cell>
              <table:table-cell office:value-type="float" office:value="0">
                <text:p>0</text:p>
                <draw:g>
                  <svg:desc>'ExtraPhermonePerIteration 0.000001'.F2:'ExtraPhermonePerIteration 0.000001'.F16</svg:desc>
                </draw:g>
              </table:table-cell>
              <table:table-cell office:value-type="float" office:value="445598">
                <text:p>445598</text:p>
                <draw:g>
                  <svg:desc>'ExtraPhermonePerIteration 0.000001'.E2:'ExtraPhermonePerIteration 0.000001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18006">
                <text:p>418006</text:p>
              </table:table-cell>
              <table:table-cell office:value-type="float" office:value="0">
                <text:p>0</text:p>
              </table:table-cell>
              <table:table-cell office:value-type="float" office:value="398190">
                <text:p>398190</text:p>
              </table:table-cell>
              <table:table-cell office:value-type="float" office:value="0">
                <text:p>0</text:p>
              </table:table-cell>
              <table:table-cell office:value-type="float" office:value="432747">
                <text:p>432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15459">
                <text:p>415459</text:p>
              </table:table-cell>
              <table:table-cell office:value-type="float" office:value="1">
                <text:p>1</text:p>
              </table:table-cell>
              <table:table-cell office:value-type="float" office:value="392161">
                <text:p>392161</text:p>
              </table:table-cell>
              <table:table-cell office:value-type="float" office:value="1">
                <text:p>1</text:p>
              </table:table-cell>
              <table:table-cell office:value-type="float" office:value="426705">
                <text:p>426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14567">
                <text:p>414567</text:p>
              </table:table-cell>
              <table:table-cell office:value-type="float" office:value="11">
                <text:p>11</text:p>
              </table:table-cell>
              <table:table-cell office:value-type="float" office:value="386777">
                <text:p>386777</text:p>
              </table:table-cell>
              <table:table-cell office:value-type="float" office:value="5">
                <text:p>5</text:p>
              </table:table-cell>
              <table:table-cell office:value-type="float" office:value="424272">
                <text:p>424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14186">
                <text:p>414186</text:p>
              </table:table-cell>
              <table:table-cell office:value-type="float" office:value="14">
                <text:p>14</text:p>
              </table:table-cell>
              <table:table-cell office:value-type="float" office:value="385789">
                <text:p>385789</text:p>
              </table:table-cell>
              <table:table-cell office:value-type="float" office:value="8">
                <text:p>8</text:p>
              </table:table-cell>
              <table:table-cell office:value-type="float" office:value="424152">
                <text:p>424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06583">
                <text:p>406583</text:p>
              </table:table-cell>
              <table:table-cell office:value-type="float" office:value="17">
                <text:p>17</text:p>
              </table:table-cell>
              <table:table-cell office:value-type="float" office:value="379813">
                <text:p>379813</text:p>
              </table:table-cell>
              <table:table-cell office:value-type="float" office:value="11">
                <text:p>11</text:p>
              </table:table-cell>
              <table:table-cell office:value-type="float" office:value="419686">
                <text:p>419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03135">
                <text:p>403135</text:p>
              </table:table-cell>
              <table:table-cell office:value-type="float" office:value="70">
                <text:p>70</text:p>
              </table:table-cell>
              <table:table-cell office:value-type="float" office:value="370963">
                <text:p>370963</text:p>
              </table:table-cell>
              <table:table-cell office:value-type="float" office:value="27">
                <text:p>27</text:p>
              </table:table-cell>
              <table:table-cell office:value-type="float" office:value="404891">
                <text:p>4048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96387">
                <text:p>396387</text:p>
              </table:table-cell>
              <table:table-cell office:value-type="float" office:value="166">
                <text:p>166</text:p>
              </table:table-cell>
              <table:table-cell office:value-type="float" office:value="370489">
                <text:p>370489</text:p>
              </table:table-cell>
              <table:table-cell office:value-type="float" office:value="150">
                <text:p>150</text:p>
              </table:table-cell>
              <table:table-cell office:value-type="float" office:value="403098">
                <text:p>403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381798">
                <text:p>381798</text:p>
              </table:table-cell>
              <table:table-cell office:value-type="float" office:value="258">
                <text:p>258</text:p>
              </table:table-cell>
              <table:table-cell office:value-type="float" office:value="366737">
                <text:p>366737</text:p>
              </table:table-cell>
              <table:table-cell office:value-type="float" office:value="151">
                <text:p>151</text:p>
              </table:table-cell>
              <table:table-cell office:value-type="float" office:value="399338">
                <text:p>399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3">
                <text:p>333</text:p>
              </table:table-cell>
              <table:table-cell office:value-type="float" office:value="371388">
                <text:p>371388</text:p>
              </table:table-cell>
              <table:table-cell office:value-type="float" office:value="348">
                <text:p>348</text:p>
              </table:table-cell>
              <table:table-cell office:value-type="float" office:value="362642">
                <text:p>362642</text:p>
              </table:table-cell>
              <table:table-cell office:value-type="float" office:value="657">
                <text:p>657</text:p>
              </table:table-cell>
              <table:table-cell office:value-type="float" office:value="398153">
                <text:p>398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7">
                <text:p>567</text:p>
              </table:table-cell>
              <table:table-cell office:value-type="float" office:value="369463">
                <text:p>369463</text:p>
              </table:table-cell>
              <table:table-cell office:value-type="float" office:value="720">
                <text:p>720</text:p>
              </table:table-cell>
              <table:table-cell office:value-type="float" office:value="362515">
                <text:p>362515</text:p>
              </table:table-cell>
              <table:table-cell office:value-type="float" office:value="694">
                <text:p>694</text:p>
              </table:table-cell>
              <table:table-cell office:value-type="float" office:value="387814">
                <text:p>3878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2">
                <text:p>1202</text:p>
              </table:table-cell>
              <table:table-cell office:value-type="float" office:value="363661">
                <text:p>363661</text:p>
              </table:table-cell>
              <table:table-cell office:value-type="float" office:value="1053">
                <text:p>1053</text:p>
              </table:table-cell>
              <table:table-cell office:value-type="float" office:value="354928">
                <text:p>354928</text:p>
              </table:table-cell>
              <table:table-cell office:value-type="float" office:value="2278">
                <text:p>2278</text:p>
              </table:table-cell>
              <table:table-cell office:value-type="float" office:value="384854">
                <text:p>384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00">
                <text:p>3100</text:p>
              </table:table-cell>
              <table:table-cell office:value-type="float" office:value="354929">
                <text:p>354929</text:p>
              </table:table-cell>
              <table:table-cell office:value-type="float" office:value="7980">
                <text:p>7980</text:p>
              </table:table-cell>
              <table:table-cell office:value-type="float" office:value="350424">
                <text:p>350424</text:p>
              </table:table-cell>
              <table:table-cell office:value-type="float" office:value="10565">
                <text:p>10565</text:p>
              </table:table-cell>
              <table:table-cell office:value-type="float" office:value="384811">
                <text:p>384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31">
                <text:p>23731</text:p>
              </table:table-cell>
              <table:table-cell office:value-type="float" office:value="348620">
                <text:p>348620</text:p>
              </table:table-cell>
              <table:table-cell office:value-type="float" office:value="15076">
                <text:p>15076</text:p>
              </table:table-cell>
              <table:table-cell office:value-type="float" office:value="384369">
                <text:p>3843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53">
                <text:p>33853</text:p>
              </table:table-cell>
              <table:table-cell office:value-type="float" office:value="383826">
                <text:p>3838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1cm" svg:height="9.343cm" xlink:href=".." xlink:type="simple" chart:class="chart:scatter" chart:column-mapping="1 0 2 3" chart:style-name="ch1">
        <chart:title svg:x="2.546cm" svg:y="0.322cm" chart:style-name="ch2">
          <text:p>Dostrajanie algorytmu - zwiększanie poziomu fermonów</text:p>
        </chart:title>
        <chart:subtitle svg:x="7.65cm" svg:y="1.279cm" chart:style-name="ch3">
          <text:p>0.0001</text:p>
        </chart:subtitle>
        <chart:plot-area chart:style-name="ch4" table:cell-range-address="'ExtraPhermonePerIteration 0.0001'.A2:'ExtraPhermonePerIteration 0.0001'.C16 'ExtraPhermonePerIteration 0.0001'.E2:'ExtraPhermonePerIteration 0.0001'.E16" svg:x="1.333cm" svg:y="2.148cm" svg:width="14.945cm" svg:height="6.038cm">
          <chartooo:coordinate-region svg:x="2.753cm" svg:y="2.34cm" svg:width="12.939cm" svg:height="5.214cm"/>
          <chart:axis chart:dimension="x" chart:name="primary-x" chart:style-name="ch5">
            <chart:title svg:x="6.017cm" svg:y="8.372cm" chart:style-name="ch6">
              <text:p>Czas wykony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.001cm" chart:style-name="ch9">
              <text:p>Wartość funkcji celu [jednostki czasu trwania operacji]</text:p>
            </chart:title>
            <chart:grid chart:style-name="ch7" chart:class="major"/>
          </chart:axis>
          <chart:series chart:style-name="ch10" chart:values-cell-range-address="'ExtraPhermonePerIteration 0.0001'.A2:'ExtraPhermonePerIteration 0.0001'.A16" chart:class="chart:scatter">
            <chart:domain table:cell-range-address="'ExtraPhermonePerIteration 0.0001'.B2:'ExtraPhermonePerIteration 0.0001'.B16"/>
            <chart:data-point chart:repeated="15"/>
          </chart:series>
          <chart:series chart:style-name="ch11" chart:values-cell-range-address="'ExtraPhermonePerIteration 0.0001'.C2:'ExtraPhermonePerIteration 0.0001'.C16" chart:class="chart:scatter">
            <chart:domain table:cell-range-address="'ExtraPhermonePerIteration 0.0001'.D2:'ExtraPhermonePerIteration 0.0001'.D16"/>
            <chart:data-point chart:repeated="15"/>
          </chart:series>
          <chart:series chart:style-name="ch12" chart:values-cell-range-address="'ExtraPhermonePerIteration 0.0001'.E2:'ExtraPhermonePerIteration 0.0001'.E16" chart:class="chart:scatter">
            <chart:domain table:cell-range-address="'ExtraPhermonePerIteration 0.0001'.F2:'ExtraPhermonePerIteration 0.0001'.F16"/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traPhermonePerIteration 0.0001'.B2:'ExtraPhermonePerIteration 0.0001'.B16</svg:desc>
                </draw:g>
              </table:table-cell>
              <table:table-cell office:value-type="float" office:value="444304">
                <text:p>444304</text:p>
                <draw:g>
                  <svg:desc>'ExtraPhermonePerIteration 0.0001'.A2:'ExtraPhermonePerIteration 0.0001'.A16</svg:desc>
                </draw:g>
              </table:table-cell>
              <table:table-cell office:value-type="float" office:value="0">
                <text:p>0</text:p>
                <draw:g>
                  <svg:desc>'ExtraPhermonePerIteration 0.0001'.D2:'ExtraPhermonePerIteration 0.0001'.D16</svg:desc>
                </draw:g>
              </table:table-cell>
              <table:table-cell office:value-type="float" office:value="457638">
                <text:p>457638</text:p>
                <draw:g>
                  <svg:desc>'ExtraPhermonePerIteration 0.0001'.C2:'ExtraPhermonePerIteration 0.0001'.C16</svg:desc>
                </draw:g>
              </table:table-cell>
              <table:table-cell office:value-type="float" office:value="0">
                <text:p>0</text:p>
                <draw:g>
                  <svg:desc>'ExtraPhermonePerIteration 0.0001'.F2:'ExtraPhermonePerIteration 0.0001'.F16</svg:desc>
                </draw:g>
              </table:table-cell>
              <table:table-cell office:value-type="float" office:value="452508">
                <text:p>452508</text:p>
                <draw:g>
                  <svg:desc>'ExtraPhermonePerIteration 0.0001'.E2:'ExtraPhermonePerIteration 0.0001'.E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33382">
                <text:p>433382</text:p>
              </table:table-cell>
              <table:table-cell office:value-type="float" office:value="0">
                <text:p>0</text:p>
              </table:table-cell>
              <table:table-cell office:value-type="float" office:value="396127">
                <text:p>396127</text:p>
              </table:table-cell>
              <table:table-cell office:value-type="float" office:value="0">
                <text:p>0</text:p>
              </table:table-cell>
              <table:table-cell office:value-type="float" office:value="429311">
                <text:p>429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523">
                <text:p>423523</text:p>
              </table:table-cell>
              <table:table-cell office:value-type="float" office:value="0">
                <text:p>0</text:p>
              </table:table-cell>
              <table:table-cell office:value-type="float" office:value="386325">
                <text:p>386325</text:p>
              </table:table-cell>
              <table:table-cell office:value-type="float" office:value="2">
                <text:p>2</text:p>
              </table:table-cell>
              <table:table-cell office:value-type="float" office:value="424079">
                <text:p>4240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22048">
                <text:p>422048</text:p>
              </table:table-cell>
              <table:table-cell office:value-type="float" office:value="5">
                <text:p>5</text:p>
              </table:table-cell>
              <table:table-cell office:value-type="float" office:value="378890">
                <text:p>378890</text:p>
              </table:table-cell>
              <table:table-cell office:value-type="float" office:value="4">
                <text:p>4</text:p>
              </table:table-cell>
              <table:table-cell office:value-type="float" office:value="413461">
                <text:p>4134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12253">
                <text:p>412253</text:p>
              </table:table-cell>
              <table:table-cell office:value-type="float" office:value="24">
                <text:p>24</text:p>
              </table:table-cell>
              <table:table-cell office:value-type="float" office:value="373914">
                <text:p>373914</text:p>
              </table:table-cell>
              <table:table-cell office:value-type="float" office:value="35">
                <text:p>35</text:p>
              </table:table-cell>
              <table:table-cell office:value-type="float" office:value="407304">
                <text:p>407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11484">
                <text:p>411484</text:p>
              </table:table-cell>
              <table:table-cell office:value-type="float" office:value="983">
                <text:p>983</text:p>
              </table:table-cell>
              <table:table-cell office:value-type="float" office:value="373751">
                <text:p>373751</text:p>
              </table:table-cell>
              <table:table-cell office:value-type="float" office:value="80">
                <text:p>80</text:p>
              </table:table-cell>
              <table:table-cell office:value-type="float" office:value="403062">
                <text:p>403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09650">
                <text:p>409650</text:p>
              </table:table-cell>
              <table:table-cell office:value-type="float" office:value="1375">
                <text:p>1375</text:p>
              </table:table-cell>
              <table:table-cell office:value-type="float" office:value="369416">
                <text:p>369416</text:p>
              </table:table-cell>
              <table:table-cell office:value-type="float" office:value="172">
                <text:p>172</text:p>
              </table:table-cell>
              <table:table-cell office:value-type="float" office:value="398932">
                <text:p>3989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89682">
                <text:p>389682</text:p>
              </table:table-cell>
              <table:table-cell office:value-type="float" office:value="2659">
                <text:p>2659</text:p>
              </table:table-cell>
              <table:table-cell office:value-type="float" office:value="362485">
                <text:p>362485</text:p>
              </table:table-cell>
              <table:table-cell office:value-type="float" office:value="902">
                <text:p>902</text:p>
              </table:table-cell>
              <table:table-cell office:value-type="float" office:value="395656">
                <text:p>395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84649">
                <text:p>384649</text:p>
              </table:table-cell>
              <table:table-cell office:value-type="float" office:value="3484">
                <text:p>3484</text:p>
              </table:table-cell>
              <table:table-cell office:value-type="float" office:value="353442">
                <text:p>353442</text:p>
              </table:table-cell>
              <table:table-cell office:value-type="float" office:value="2953">
                <text:p>2953</text:p>
              </table:table-cell>
              <table:table-cell office:value-type="float" office:value="394730">
                <text:p>3947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375589">
                <text:p>375589</text:p>
              </table:table-cell>
              <table:table-cell office:value-type="float" office:value="20984">
                <text:p>20984</text:p>
              </table:table-cell>
              <table:table-cell office:value-type="float" office:value="353101">
                <text:p>353101</text:p>
              </table:table-cell>
              <table:table-cell office:value-type="float" office:value="4878">
                <text:p>4878</text:p>
              </table:table-cell>
              <table:table-cell office:value-type="float" office:value="393825">
                <text:p>393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370259">
                <text:p>370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5">
                <text:p>6625</text:p>
              </table:table-cell>
              <table:table-cell office:value-type="float" office:value="390988">
                <text:p>3909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21">
                <text:p>1321</text:p>
              </table:table-cell>
              <table:table-cell office:value-type="float" office:value="368870">
                <text:p>368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58">
                <text:p>1558</text:p>
              </table:table-cell>
              <table:table-cell office:value-type="float" office:value="368678">
                <text:p>36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80">
                <text:p>8080</text:p>
              </table:table-cell>
              <table:table-cell office:value-type="float" office:value="365148">
                <text:p>36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81">
                <text:p>8481</text:p>
              </table:table-cell>
              <table:table-cell office:value-type="float" office:value="364137">
                <text:p>36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3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12cm" svg:height="10.694cm" xlink:href=".." xlink:type="simple" chart:class="chart:scatter" chart:column-mapping="1 0 2 3" chart:style-name="ch1">
        <chart:title svg:x="3.747cm" svg:y="0.349cm" chart:style-name="ch2">
          <text:p>Dostrajanie algorytmu - zwiększanie poziomu fermonów</text:p>
        </chart:title>
        <chart:subtitle svg:x="8.952cm" svg:y="1.333cm" chart:style-name="ch3">
          <text:p>0.001</text:p>
        </chart:subtitle>
        <chart:plot-area chart:style-name="ch4" table:cell-range-address="'ExtraPhermonePerIteration0.001'.A2:'ExtraPhermonePerIteration0.001'.C11 'ExtraPhermonePerIteration0.001'.E2:'ExtraPhermonePerIteration0.001'.E11" svg:x="1.381cm" svg:y="2.229cm" svg:width="17.251cm" svg:height="7.281cm">
          <chartooo:coordinate-region svg:x="2.801cm" svg:y="2.421cm" svg:width="15.346cm" svg:height="6.457cm"/>
          <chart:axis chart:dimension="x" chart:name="primary-x" chart:style-name="ch5">
            <chart:title svg:x="7.645cm" svg:y="9.723cm" chart:style-name="ch6">
              <text:p>Czas tr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10.141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ExtraPhermonePerIteration0.001'.A2:'ExtraPhermonePerIteration0.001'.A11" chart:class="chart:scatter">
            <chart:domain table:cell-range-address="'ExtraPhermonePerIteration0.001'.B2:'ExtraPhermonePerIteration0.001'.B11"/>
            <chart:data-point chart:repeated="10"/>
          </chart:series>
          <chart:series chart:style-name="ch11" chart:values-cell-range-address="'ExtraPhermonePerIteration0.001'.C2:'ExtraPhermonePerIteration0.001'.C11" chart:class="chart:scatter">
            <chart:domain table:cell-range-address="'ExtraPhermonePerIteration0.001'.D2:'ExtraPhermonePerIteration0.001'.D11"/>
            <chart:data-point chart:repeated="10"/>
          </chart:series>
          <chart:series chart:style-name="ch12" chart:values-cell-range-address="'ExtraPhermonePerIteration0.001'.E2:'ExtraPhermonePerIteration0.001'.E11" chart:class="chart:scatter">
            <chart:domain table:cell-range-address="'ExtraPhermonePerIteration0.001'.F2:'ExtraPhermonePerIteration0.001'.F11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traPhermonePerIteration0.001'.B2:'ExtraPhermonePerIteration0.001'.B11</svg:desc>
                </draw:g>
              </table:table-cell>
              <table:table-cell office:value-type="float" office:value="434206">
                <text:p>434206</text:p>
                <draw:g>
                  <svg:desc>'ExtraPhermonePerIteration0.001'.A2:'ExtraPhermonePerIteration0.001'.A11</svg:desc>
                </draw:g>
              </table:table-cell>
              <table:table-cell office:value-type="float" office:value="0">
                <text:p>0</text:p>
                <draw:g>
                  <svg:desc>'ExtraPhermonePerIteration0.001'.D2:'ExtraPhermonePerIteration0.001'.D11</svg:desc>
                </draw:g>
              </table:table-cell>
              <table:table-cell office:value-type="float" office:value="426586">
                <text:p>426586</text:p>
                <draw:g>
                  <svg:desc>'ExtraPhermonePerIteration0.001'.C2:'ExtraPhermonePerIteration0.001'.C11</svg:desc>
                </draw:g>
              </table:table-cell>
              <table:table-cell office:value-type="float" office:value="42">
                <text:p>42</text:p>
                <draw:g>
                  <svg:desc>'ExtraPhermonePerIteration0.001'.F2:'ExtraPhermonePerIteration0.001'.F11</svg:desc>
                </draw:g>
              </table:table-cell>
              <table:table-cell office:value-type="float" office:value="410217">
                <text:p>410217</text:p>
                <draw:g>
                  <svg:desc>'ExtraPhermonePerIteration0.001'.E2:'ExtraPhermonePerIteration0.001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08443">
                <text:p>408443</text:p>
              </table:table-cell>
              <table:table-cell office:value-type="float" office:value="0">
                <text:p>0</text:p>
              </table:table-cell>
              <table:table-cell office:value-type="float" office:value="401892">
                <text:p>401892</text:p>
              </table:table-cell>
              <table:table-cell office:value-type="float" office:value="236">
                <text:p>236</text:p>
              </table:table-cell>
              <table:table-cell office:value-type="float" office:value="404374">
                <text:p>4043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07486">
                <text:p>407486</text:p>
              </table:table-cell>
              <table:table-cell office:value-type="float" office:value="3">
                <text:p>3</text:p>
              </table:table-cell>
              <table:table-cell office:value-type="float" office:value="401201">
                <text:p>401201</text:p>
              </table:table-cell>
              <table:table-cell office:value-type="float" office:value="498">
                <text:p>498</text:p>
              </table:table-cell>
              <table:table-cell office:value-type="float" office:value="403368">
                <text:p>403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01428">
                <text:p>401428</text:p>
              </table:table-cell>
              <table:table-cell office:value-type="float" office:value="45">
                <text:p>45</text:p>
              </table:table-cell>
              <table:table-cell office:value-type="float" office:value="398868">
                <text:p>398868</text:p>
              </table:table-cell>
              <table:table-cell office:value-type="float" office:value="851">
                <text:p>851</text:p>
              </table:table-cell>
              <table:table-cell office:value-type="float" office:value="399287">
                <text:p>3992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96331">
                <text:p>396331</text:p>
              </table:table-cell>
              <table:table-cell office:value-type="float" office:value="97">
                <text:p>97</text:p>
              </table:table-cell>
              <table:table-cell office:value-type="float" office:value="398204">
                <text:p>398204</text:p>
              </table:table-cell>
              <table:table-cell office:value-type="float" office:value="2460">
                <text:p>2460</text:p>
              </table:table-cell>
              <table:table-cell office:value-type="float" office:value="388289">
                <text:p>388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388985">
                <text:p>388985</text:p>
              </table:table-cell>
              <table:table-cell office:value-type="float" office:value="341">
                <text:p>341</text:p>
              </table:table-cell>
              <table:table-cell office:value-type="float" office:value="387915">
                <text:p>387915</text:p>
              </table:table-cell>
              <table:table-cell office:value-type="float" office:value="4418">
                <text:p>4418</text:p>
              </table:table-cell>
              <table:table-cell office:value-type="float" office:value="384556">
                <text:p>384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4">
                <text:p>514</text:p>
              </table:table-cell>
              <table:table-cell office:value-type="float" office:value="381443">
                <text:p>381443</text:p>
              </table:table-cell>
              <table:table-cell office:value-type="float" office:value="389">
                <text:p>389</text:p>
              </table:table-cell>
              <table:table-cell office:value-type="float" office:value="384404">
                <text:p>384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">
                <text:p>939</text:p>
              </table:table-cell>
              <table:table-cell office:value-type="float" office:value="377911">
                <text:p>377911</text:p>
              </table:table-cell>
              <table:table-cell office:value-type="float" office:value="1550">
                <text:p>1550</text:p>
              </table:table-cell>
              <table:table-cell office:value-type="float" office:value="370563">
                <text:p>37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79">
                <text:p>1879</text:p>
              </table:table-cell>
              <table:table-cell office:value-type="float" office:value="367037">
                <text:p>367037</text:p>
              </table:table-cell>
              <table:table-cell office:value-type="float" office:value="7864">
                <text:p>7864</text:p>
              </table:table-cell>
              <table:table-cell office:value-type="float" office:value="359700">
                <text:p>359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96">
                <text:p>5196</text:p>
              </table:table-cell>
              <table:table-cell office:value-type="float" office:value="361324">
                <text:p>361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 2 3" chart:style-name="ch1">
        <chart:title svg:x="2.241cm" svg:y="0.316cm" chart:style-name="ch2">
          <text:p>Dostrajanie algorytmu - zwiększanie poziomu fermonów</text:p>
        </chart:title>
        <chart:subtitle svg:x="7.559cm" svg:y="1.267cm" chart:style-name="ch3">
          <text:p>0.01</text:p>
        </chart:subtitle>
        <chart:plot-area chart:style-name="ch4" table:cell-range-address="'ExtraPhermonePerIteration 0.01'.A2:'ExtraPhermonePerIteration 0.01'.C5 'ExtraPhermonePerIteration 0.01'.E2:'ExtraPhermonePerIteration 0.01'.E5" svg:x="1.321cm" svg:y="2.13cm" svg:width="14.359cm" svg:height="5.719cm">
          <chartooo:coordinate-region svg:x="2.741cm" svg:y="2.322cm" svg:width="12.555cm" svg:height="4.895cm"/>
          <chart:axis chart:dimension="x" chart:name="primary-x" chart:style-name="ch5">
            <chart:title svg:x="6.139cm" svg:y="8.029cm" chart:style-name="ch6">
              <text:p>Czas trwania algorytmu [iteracje]</text:p>
            </chart:title>
            <chart:grid chart:style-name="ch7" chart:class="major"/>
          </chart:axis>
          <chart:axis chart:dimension="y" chart:name="primary-y" chart:style-name="ch8">
            <chart:title svg:x="0.451cm" svg:y="9cm" chart:style-name="ch9">
              <text:p>Wartość funkcji celu [jednostki czasu wykonywania operacji]</text:p>
            </chart:title>
            <chart:grid chart:style-name="ch7" chart:class="major"/>
          </chart:axis>
          <chart:series chart:style-name="ch10" chart:values-cell-range-address="'ExtraPhermonePerIteration 0.01'.A2:'ExtraPhermonePerIteration 0.01'.A5" chart:class="chart:scatter">
            <chart:domain table:cell-range-address="'ExtraPhermonePerIteration 0.01'.B2:'ExtraPhermonePerIteration 0.01'.B5"/>
            <chart:data-point chart:repeated="4"/>
          </chart:series>
          <chart:series chart:style-name="ch11" chart:values-cell-range-address="'ExtraPhermonePerIteration 0.01'.C2:'ExtraPhermonePerIteration 0.01'.C5" chart:class="chart:scatter">
            <chart:domain table:cell-range-address="'ExtraPhermonePerIteration 0.01'.D2:'ExtraPhermonePerIteration 0.01'.D5"/>
            <chart:data-point chart:repeated="4"/>
          </chart:series>
          <chart:series chart:style-name="ch12" chart:values-cell-range-address="'ExtraPhermonePerIteration 0.01'.E2:'ExtraPhermonePerIteration 0.01'.E5" chart:class="chart:scatter">
            <chart:domain table:cell-range-address="'ExtraPhermonePerIteration 0.01'.F2:'ExtraPhermonePerIteration 0.01'.F5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A</text:p>
              </table:table-cell>
              <table:table-cell office:value-type="string">
                <text:p>Kolumna D</text:p>
              </table:table-cell>
              <table:table-cell office:value-type="string">
                <text:p>Kolumna C</text:p>
              </table:table-cell>
              <table:table-cell office:value-type="string">
                <text:p>Kolumna F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xtraPhermonePerIteration 0.01'.B2:'ExtraPhermonePerIteration 0.01'.B5</svg:desc>
                </draw:g>
              </table:table-cell>
              <table:table-cell office:value-type="float" office:value="402474">
                <text:p>402474</text:p>
                <draw:g>
                  <svg:desc>'ExtraPhermonePerIteration 0.01'.A2:'ExtraPhermonePerIteration 0.01'.A5</svg:desc>
                </draw:g>
              </table:table-cell>
              <table:table-cell office:value-type="float" office:value="0">
                <text:p>0</text:p>
                <draw:g>
                  <svg:desc>'ExtraPhermonePerIteration 0.01'.D2:'ExtraPhermonePerIteration 0.01'.D5</svg:desc>
                </draw:g>
              </table:table-cell>
              <table:table-cell office:value-type="float" office:value="390480">
                <text:p>390480</text:p>
                <draw:g>
                  <svg:desc>'ExtraPhermonePerIteration 0.01'.C2:'ExtraPhermonePerIteration 0.01'.C5</svg:desc>
                </draw:g>
              </table:table-cell>
              <table:table-cell office:value-type="float" office:value="0">
                <text:p>0</text:p>
                <draw:g>
                  <svg:desc>'ExtraPhermonePerIteration 0.01'.F2:'ExtraPhermonePerIteration 0.01'.F5</svg:desc>
                </draw:g>
              </table:table-cell>
              <table:table-cell office:value-type="float" office:value="449939">
                <text:p>449939</text:p>
                <draw:g>
                  <svg:desc>'ExtraPhermonePerIteration 0.01'.E2:'ExtraPhermonePerIteration 0.01'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96217">
                <text:p>396217</text:p>
              </table:table-cell>
              <table:table-cell office:value-type="float" office:value="60">
                <text:p>60</text:p>
              </table:table-cell>
              <table:table-cell office:value-type="float" office:value="384777">
                <text:p>384777</text:p>
              </table:table-cell>
              <table:table-cell office:value-type="float" office:value="0">
                <text:p>0</text:p>
              </table:table-cell>
              <table:table-cell office:value-type="float" office:value="441303">
                <text:p>441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">
                <text:p>173</text:p>
              </table:table-cell>
              <table:table-cell office:value-type="float" office:value="380682">
                <text:p>380682</text:p>
              </table:table-cell>
              <table:table-cell office:value-type="float" office:value="588">
                <text:p>588</text:p>
              </table:table-cell>
              <table:table-cell office:value-type="float" office:value="383086">
                <text:p>383086</text:p>
              </table:table-cell>
              <table:table-cell office:value-type="float" office:value="2">
                <text:p>2</text:p>
              </table:table-cell>
              <table:table-cell office:value-type="float" office:value="432201">
                <text:p>4322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">
                <text:p>347</text:p>
              </table:table-cell>
              <table:table-cell office:value-type="float" office:value="373165">
                <text:p>37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10883">
                <text:p>4108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MacOSX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